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d0a2" officeooo:paragraph-rsid="001bd0a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bd0a2" officeooo:paragraph-rsid="001bd0a2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d0a2" officeooo:paragraph-rsid="001bd0a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a9ce" officeooo:paragraph-rsid="001ca9c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e89aa" officeooo:paragraph-rsid="001e89a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eca11" officeooo:paragraph-rsid="001eca1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0c946" officeooo:paragraph-rsid="0020c946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23457d" officeooo:paragraph-rsid="0023457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52cb9" officeooo:paragraph-rsid="00252cb9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normal" officeooo:rsid="001e89aa" officeooo:paragraph-rsid="001e89aa" style:font-weight-asian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weight="normal" officeooo:rsid="001eca11" officeooo:paragraph-rsid="001eca11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officeooo:rsid="001eca11"/>
    </style:style>
    <style:style style:name="T3" style:family="text">
      <style:text-properties officeooo:rsid="00252cb9"/>
    </style:style>
    <style:style style:name="T4" style:family="text">
      <style:text-properties officeooo:rsid="0025aea4"/>
    </style:style>
    <style:style style:name="T5" style:family="text">
      <style:text-properties officeooo:rsid="002625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Raspberry</text:span> Pi Pico Edukit3 Inspired Robot</text:p>
      <text:p text:style-name="P2"/>
      <text:p text:style-name="P3">After <text:span text:style-name="T3">receiving</text:span> my Raspberry Pi Pico &amp; experimenting for a while I decided it old be <text:span text:style-name="T3">useful</text:span> to put it together in a more <text:span text:style-name="T3">practical</text:span> project.</text:p>
      <text:p text:style-name="P3">To do this I decided to rebuild my 1<text:span text:style-name="T1">st</text:span> robot which was <text:span text:style-name="T3">based</text:span> <text:span text:style-name="T3">around</text:span> the CamJam Edukit 3 kit with a few minor tweaks &amp; <text:span text:style-name="T3">substitutions.</text:span></text:p>
      <text:p text:style-name="P3"/>
      <text:p text:style-name="P3">The Edukit 3 consists of :</text:p>
      <text:p text:style-name="P3">1 <text:tab/>Motor controller board for raspberry pi (all models including the original model B)</text:p>
      <text:p text:style-name="P3">2<text:tab/>DC Motors</text:p>
      <text:p text:style-name="P3">2<text:tab/>Red Wheels</text:p>
      <text:p text:style-name="P3">1<text:tab/>Ball Castor</text:p>
      <text:p text:style-name="P3">1<text:tab/>Small Beadboard</text:p>
      <text:p text:style-name="P3">1<text:tab/>AA Battery box (4 AA batteries)</text:p>
      <text:p text:style-name="P4">1<text:tab/>Ultrasonic Distance sensor (SR04)</text:p>
      <text:p text:style-name="P4">1<text:tab/>Line following sensor</text:p>
      <text:p text:style-name="P4"/>
      <text:p text:style-name="P4">+ various resistors, jumper cables &amp; a sturdy box that many owners use as the <text:s/>chassis for the robot until they can make <text:span text:style-name="T3">something</text:span> different.</text:p>
      <text:p text:style-name="P4"/>
      <text:p text:style-name="P5">Tweaks &amp; Substitutions</text:p>
      <text:p text:style-name="P4"/>
      <text:list xml:id="list1137944625" text:style-name="L1">
        <text:list-item>
          <text:p text:style-name="P10">3d printed a suitable chassis - <text:a xlink:type="simple" xlink:href="https://www.thingiverse.com/thing:1113796" text:style-name="Internet_20_link" text:visited-style-name="Visited_20_Internet_20_Link">https://www.thingiverse.com/thing:1113796</text:a></text:p>
        </text:list-item>
        <text:list-item>
          <text:p text:style-name="P10">replaced the edukit3 motor controller board with a SN754410 H-Bri<text:span text:style-name="T4">g</text:span>de IC, the Cam<text:span text:style-name="T4">J</text:span>a<text:span text:style-name="T4">m</text:span> board can be used but connecting it to the Pico would re<text:span text:style-name="T3">quire</text:span> an adaptor for the connector, (Neil <text:s/><text:span text:style-name="T2">Lambeth </text:span>@<text:span text:style-name="T2">neil</text:span>redrobtics has a pico to Pi <text:span text:style-name="T3">adaptor</text:span> board that would be perfect for this <text:span text:style-name="T2">if you want to use it </text:span><text:a xlink:type="simple" xlink:href="https://www.tindie.com/products/redrobotics/pico-2-pi-adapter-board" text:style-name="Internet_20_link" text:visited-style-name="Visited_20_Internet_20_Link"><text:span text:style-name="T2">https://www.tindie.com/products/redrobotics/pico-2-pi-adapter-board</text:span></text:a><text:span text:style-name="T2">.</text:span></text:p>
        </text:list-item>
        <text:list-item>
          <text:p text:style-name="P11">Added a 2<text:span text:style-name="T1">nd</text:span> ½ size breadboard, this fits in the raspberry Pi mounting of th<text:span text:style-name="T4">e</text:span> chassis perfectly &amp; is ideal for mounting the Pico &amp; SN754410 dr<text:span text:style-name="T3">i</text:span>ver IC.</text:p>
        </text:list-item>
        <text:list-item>
          <text:p text:style-name="P11">Replaced the 5v SR04 sensor from the Eduki<text:span text:style-name="T3">t</text:span> with a more modern 3.3v version so that I did not need the extra resistors to protect the Inputs to the Pico.</text:p>
        </text:list-item>
      </text:list>
      <text:p text:style-name="P6"/>
      <text:p text:style-name="P7">Because the Pico is ver<text:span text:style-name="T3">y </text:span>low current &amp; has an onboard PUS that can accept 2V-5.5V it means that the whole robot can run from the AA batteries in the <text:s/>battery holder, a <text:span text:style-name="T3">raspberry</text:span> Pi requires an additional USB power bank), use <text:span text:style-name="T3">rechargeable</text:span> batteries as fresh alkalines would be slightly over voltage.</text:p>
      <text:p text:style-name="P7"/>
      <text:p text:style-name="P7">Current software</text:p>
      <text:p text:style-name="P7"/>
      <text:p text:style-name="P7">motor.py provides a simple robot class <text:span text:style-name="T3">t</text:span>o provide forward, backward, left &amp; right movement.</text:p>
      <text:p text:style-name="P7"/>
      <text:p text:style-name="P7">SR04Pio.py makes use of the Pico’s PIO feature to interface with the ultrasonic sensor, distance is <text:span text:style-name="T3">continually</text:span> scanned &amp; the <text:span text:style-name="T3">last </text:span>result <text:span text:style-name="T3">made available as a class variable</text:span> wh<text:span text:style-name="T3">i</text:span>ch can simply be read as needed <text:span text:style-name="T3">using the IRQ feature of PIO means the next value can be read every time it is available avoiding out of <text:s/>data if the FIFO is not read fast enough.</text:span></text:p>
      <text:p text:style-name="P7"/>
      <text:p text:style-name="P7">Edukt3.py is the basic robot code, </text:p>
      <text:p text:style-name="P7"/>
      <text:p text:style-name="P9">It has IR control – using an RC6 format remote control (mine was obtained from the late lamented Maplins)</text:p>
      <text:p text:style-name="P9"/>
      <text:p text:style-name="P9"><text:soft-page-break/>The mode can be selected using <text:span text:style-name="T4">Radio</text:span>(R<text:span text:style-name="T4">emote Control</text:span>) <text:s/>Video (line follow) &amp; <text:span text:style-name="T4">Music</text:span> (<text:span text:style-name="T4">Avoidance</text:span>) buttons on the remote.</text:p>
      <text:p text:style-name="P9"/>
      <text:p text:style-name="P9">Direction arrows control the direction with OK being stop</text:p>
      <text:p text:style-name="P8"><text:span text:style-name="T3">the Power button stops all movement until another mode is selected, further enhancements may need to be made to shut down all the PIO activity to reduce power consumption.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0:59:48.636555995</meta:creation-date>
    <dc:date>2021-03-02T11:15:01.858531554</dc:date>
    <meta:editing-duration>PT14M51S</meta:editing-duration>
    <meta:editing-cycles>5</meta:editing-cycles>
    <meta:generator>LibreOffice/6.1.5.2$Linux_ARM_EABI LibreOffice_project/10$Build-2</meta:generator>
    <meta:document-statistic meta:table-count="0" meta:image-count="0" meta:object-count="0" meta:page-count="2" meta:paragraph-count="27" meta:word-count="469" meta:character-count="2714" meta:non-whitespace-character-count="2266"/>
  </office:meta>
</office:document-meta>
</file>